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InBinding.setSynchronous( boolean synchron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InBinding.isSynchron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InBinding.onMessage( Message jms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msInBinding.onMessage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InBinding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InBinding.setMarshaler( Jms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